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20A8020422.png" manifest:media-type="image/png"/>
  <manifest:file-entry manifest:full-path="Pictures/1000020100000780000004206560AB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35cm, 6.096cm, 15.646cm, 6.09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35cm, 6.096cm, 11.176cm, 6.09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9.633cm" svg:height="3.072cm" svg:x="4.338cm" svg:y="9.02cm">
          <draw:image xlink:href="Pictures/1000020100000780000004206560AB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9.633cm" svg:height="6.171cm" svg:x="4.338cm" svg:y="7.47cm">
          <draw:image xlink:href="Pictures/100002010000078000000420A80204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27.999cm" svg:height="15.399cm" svg:x="0.155cm" svg:y="2.856cm">
          <draw:image xlink:href="Pictures/1000020100000780000004206560AB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27.999cm" svg:height="15.399cm" svg:x="0.155cm" svg:y="2.856cm">
          <draw:image xlink:href="Pictures/100002010000078000000420A80204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16:41:41.755505728</meta:creation-date>
    <dc:date>2015-09-15T16:46:41.187809057</dc:date>
    <meta:editing-duration>PT4M6S</meta:editing-duration>
    <meta:editing-cycles>4</meta:editing-cycles>
    <meta:generator>LibreOffice/4.2.8.2$Linux_X86_64 LibreOffice_project/420m0$Build-2</meta:generator>
    <meta:document-statistic meta:object-count="39"/>
  </office:meta>
</office:document-meta>
</file>